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c3b" officeooo:paragraph-rsid="00111c3b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ent on a téléchargé ubuntu :</text:p>
      <text:p text:style-name="P1">on a téléchargé une image iso d’ubuntu 22.04 puis on a booté sur la clé et ça nous propose automatiquement d’installer ou essayer ubuntu 22.04</text:p>
      <text:p text:style-name="P1">Windows demande d’installer un secure boot : un mot de passe</text:p>
      <text:p text:style-name="P1"/>
      <text:p text:style-name="P1"/>
      <text:p text:style-name="P1">soit – installer directement → option installer Ubuntu à côté de Windows</text:p>
      <text:p text:style-name="P1">Ensuite on a créé les comptes user.</text:p>
      <text:p text:style-name="P1"/>
      <text:p text:style-name="P1">soit – essayer → créer une partition de notre 1<text:span text:style-name="T1">er</text:span> OS depuis l’essai Ubuntu puis faire installer ubuntu → option autre pour sélectionner la partition qu’on a fait </text:p>
      <text:p text:style-name="P1"/>
      <text:p text:style-name="P1"/>
      <text:p text:style-name="P1"/>
      <text:p text:style-name="P1"/>
      <text:p text:style-name="P1">pour télécharger les logiciels </text:p>
      <text:p text:style-name="P1">nous l’avons fait via le terminal avec la commande sudo apt install / sudo snap install (pour eclipse)</text:p>
      <text:p text:style-name="P1"/>
      <text:p text:style-name="P1">openjdk via le terminal avec 3 commandes wget et sudo apt install</text:p>
      <text:p text:style-name="P1"/>
      <text:p text:style-name="P1"/>
      <text:p text:style-name="P1">Junior : Ubuntu/dual boot + eclipse</text:p>
      <text:p text:style-name="P1">Huseyin : Libre Office + postgreSQL</text:p>
      <text:p text:style-name="P1">Victoire : OpenJDK + texMaker + sur ubuntu, les isntallations pourlesystème entier ne sont pas autorisées pour les comptes utilisateurs. Voulez-vous qu’on vous montre ? </text:p>
      <text:p text:style-name="P1"/>
      <text:p text:style-name="P1">Pour open JDK 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3:20:32.051050585</meta:creation-date>
    <dc:date>2022-10-24T13:59:20.301144577</dc:date>
    <meta:editing-duration>PT38M49S</meta:editing-duration>
    <meta:editing-cycles>1</meta:editing-cycles>
    <meta:document-statistic meta:table-count="0" meta:image-count="0" meta:object-count="0" meta:page-count="1" meta:paragraph-count="13" meta:word-count="161" meta:character-count="954" meta:non-whitespace-character-count="800"/>
    <meta:generator>LibreOffice/7.4.2.3$Linux_X86_64 LibreOffice_project/40$Build-3</meta:generator>
  </office:meta>
</office:document-meta>
</file>